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3F713CE65290D396.png" manifest:media-type="image/png"/>
  <manifest:file-entry manifest:full-path="Pictures/100002000000010E000000963F7A042B7BBB4FCE.png" manifest:media-type="image/png"/>
  <manifest:file-entry manifest:full-path="Pictures/1000020100000073000000809AE238DDBA358710.png" manifest:media-type="image/png"/>
  <manifest:file-entry manifest:full-path="Pictures/100002010000008000000080B42FEFC33F218C50.png" manifest:media-type="image/png"/>
  <manifest:file-entry manifest:full-path="Pictures/10000201000000800000007C0A50693D2D99D690.png" manifest:media-type="image/png"/>
  <manifest:file-entry manifest:full-path="Pictures/1000020100000080000000800CE7769C10C638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.283cm" svg:height="1.268cm" svg:x="14.297cm" svg:y="1.432cm">
          <draw:image xlink:href="Pictures/100002000000010E000000963F7A042B7BBB4FCE.png" xlink:type="simple" xlink:show="embed" xlink:actuate="onLoad">
            <text:p/>
          </draw:image>
        </draw:frame>
        <draw:g>
          <draw:frame draw:style-name="gr1" draw:text-style-name="P1" draw:layer="layout" svg:width="1.155cm" svg:height="1.119cm" svg:x="1.345cm" svg:y="2cm">
            <draw:image xlink:href="Pictures/10000201000000800000007C0A50693D2D99D690.png" xlink:type="simple" xlink:show="embed" xlink:actuate="onLoad">
              <text:p/>
            </draw:image>
          </draw:frame>
          <draw:frame draw:style-name="gr1" draw:text-style-name="P1" draw:layer="layout" svg:width="1.655cm" svg:height="1.655cm" svg:x="1.145cm" svg:y="3.2cm">
            <draw:image xlink:href="Pictures/1000020100000080000000800CE7769C10C6385A.png" xlink:type="simple" xlink:show="embed" xlink:actuate="onLoad">
              <text:p/>
            </draw:image>
          </draw:frame>
        </draw:g>
        <draw:frame draw:style-name="gr1" draw:text-style-name="P1" draw:layer="layout" svg:width="2.755cm" svg:height="3.066cm" svg:x="14.345cm" svg:y="2.534cm">
          <draw:image xlink:href="Pictures/1000020100000073000000809AE238DDBA358710.png" xlink:type="simple" xlink:show="embed" xlink:actuate="onLoad">
            <text:p/>
          </draw:image>
        </draw:frame>
        <draw:line draw:style-name="gr2" draw:text-style-name="P2" draw:layer="layout" svg:x1="2.7cm" svg:y1="3.338cm" svg:x2="13.9cm" svg:y2="3.338cm">
          <text:p/>
        </draw:line>
        <draw:frame draw:style-name="gr1" draw:text-style-name="P1" draw:layer="layout" svg:width="1.7cm" svg:height="1.7cm" svg:x="15.8cm" svg:y="7cm">
          <draw:image xlink:href="Pictures/1000020100000080000000803F713CE65290D396.png" xlink:type="simple" xlink:show="embed" xlink:actuate="onLoad">
            <text:p/>
          </draw:image>
        </draw:frame>
        <draw:frame draw:style-name="gr1" draw:text-style-name="P1" draw:layer="layout" svg:width="1.786cm" svg:height="1.786cm" svg:x="14.1cm" svg:y="6.614cm">
          <draw:image xlink:href="Pictures/100002010000008000000080B42FEFC33F218C50.png" xlink:type="simple" xlink:show="embed" xlink:actuate="onLoad">
            <text:p/>
          </draw:image>
        </draw:frame>
        <draw:line draw:style-name="gr2" draw:text-style-name="P2" draw:layer="layout" svg:x1="15.2cm" svg:y1="5.4cm" svg:x2="15.2cm" svg:y2="6.6cm">
          <text:p/>
        </draw:line>
        <draw:frame draw:style-name="gr3" draw:text-style-name="P3" draw:layer="layout" svg:width="9.151cm" svg:height="0.962cm" svg:x="4.7cm" svg:y="2.538cm">
          <draw:text-box>
            <text:p>1) HTTP GET / www.google.es</text:p>
          </draw:text-box>
        </draw:frame>
        <draw:line draw:style-name="gr2" draw:text-style-name="P2" draw:layer="layout" svg:x1="14.1cm" svg:y1="4.338cm" svg:x2="2.8cm" svg:y2="4.338cm">
          <text:p/>
        </draw:line>
        <draw:frame draw:style-name="gr3" draw:text-style-name="P3" draw:layer="layout" svg:width="8.283cm" svg:height="0.962cm" svg:x="4.9cm" svg:y="4.938cm">
          <draw:text-box>
            <text:p>2) HTTP 200 OK index.htm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3:18:23.961307790</meta:creation-date>
    <dc:date>2017-09-25T13:28:34.253415983</dc:date>
    <meta:editing-duration>PT10M10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